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_80C" table:style-name="ta1">
        <table:shapes>
          <draw:frame draw:z-index="0" draw:style-name="gr1" draw:text-style-name="P1" svg:width="202.32mm" svg:height="139.18mm" svg:x="260.18mm" svg:y="6.91mm">
            <loext:p draw:notify-on-update-of-ranges="results_80C.L1:results_80C.L1 results_80C.L1:results_80C.L30 results_80C.I1:results_80C.I30 results_80C.G1:results_80C.G1 results_80C.G1:results_80C.G30 results_80C.I1:results_80C.I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Kap_6_F</text:p>
          </table:table-cell>
          <table:table-cell office:value-type="string" calcext:value-type="string">
            <text:p>Kap_7_F</text:p>
          </table:table-cell>
          <table:table-cell office:value-type="string" calcext:value-type="string">
            <text:p>Kap_8_F</text:p>
          </table:table-cell>
          <table:table-cell office:value-type="string" calcext:value-type="string">
            <text:p>Kap_9_F</text:p>
          </table:table-cell>
          <table:table-cell office:value-type="string" calcext:value-type="string">
            <text:p>Kap_10_F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8_05_04_11_32_17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/>
          <table:table-cell office:value-type="string" calcext:value-type="string">
            <text:p>FVA3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8_05_04_11_32_24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/>
          <table:table-cell office:value-type="string" calcext:value-type="string">
            <text:p>FVA3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8_05_04_11_33_04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09423798" calcext:value-type="float">
            <text:p>9.423798E-11</text:p>
          </table:table-cell>
          <table:table-cell office:value-type="string" calcext:value-type="string">
            <text:p>FVA3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8_05_04_11_33_09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09649618" calcext:value-type="float">
            <text:p>9.649618E-11</text:p>
          </table:table-cell>
          <table:table-cell office:value-type="string" calcext:value-type="string">
            <text:p>FVA3</text:p>
          </table:table-cell>
          <table:table-cell office:value-type="float" office:value="0.195" calcext:value-type="float">
            <text:p>0.19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6.6" calcext:value-type="float">
            <text:p>86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8_05_04_11_33_20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/>
          <table:table-cell office:value-type="string" calcext:value-type="string">
            <text:p>FVA3</text:p>
          </table:table-cell>
          <table:table-cell office:value-type="float" office:value="0.195" calcext:value-type="float">
            <text:p>0.19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6.6" calcext:value-type="float">
            <text:p>86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8_05_04_11_34_12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685064" calcext:value-type="float">
            <text:p>1.685064E-10</text:p>
          </table:table-cell>
          <table:table-cell office:value-type="string" calcext:value-type="string">
            <text:p>FVA3</text:p>
          </table:table-cell>
          <table:table-cell office:value-type="float" office:value="0.272" calcext:value-type="float">
            <text:p>0.27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8_05_04_11_34_17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735118" calcext:value-type="float">
            <text:p>1.735118E-10</text:p>
          </table:table-cell>
          <table:table-cell office:value-type="string" calcext:value-type="string">
            <text:p>FVA3</text:p>
          </table:table-cell>
          <table:table-cell office:value-type="float" office:value="0.272" calcext:value-type="float">
            <text:p>0.27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8_05_04_11_34_22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649234" calcext:value-type="float">
            <text:p>1.649234E-10</text:p>
          </table:table-cell>
          <table:table-cell office:value-type="string" calcext:value-type="string">
            <text:p>FVA3</text:p>
          </table:table-cell>
          <table:table-cell office:value-type="float" office:value="0.272" calcext:value-type="float">
            <text:p>0.27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8_05_04_11_34_29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914635" calcext:value-type="float">
            <text:p>1.914635E-10</text:p>
          </table:table-cell>
          <table:table-cell office:value-type="string" calcext:value-type="string">
            <text:p>FVA3</text:p>
          </table:table-cell>
          <table:table-cell office:value-type="float" office:value="0.272" calcext:value-type="float">
            <text:p>0.27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8_05_04_11_35_26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2046117" calcext:value-type="float">
            <text:p>2.046117E-10</text:p>
          </table:table-cell>
          <table:table-cell office:value-type="string" calcext:value-type="string">
            <text:p>FVA3</text:p>
          </table:table-cell>
          <table:table-cell office:value-type="float" office:value="0.534" calcext:value-type="float">
            <text:p>0.53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8_05_04_11_35_33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2799137" calcext:value-type="float">
            <text:p>2.799137E-10</text:p>
          </table:table-cell>
          <table:table-cell office:value-type="string" calcext:value-type="string">
            <text:p>FVA3</text:p>
          </table:table-cell>
          <table:table-cell office:value-type="float" office:value="0.534" calcext:value-type="float">
            <text:p>0.53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8_05_04_11_35_38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537337" calcext:value-type="float">
            <text:p>1.537337E-10</text:p>
          </table:table-cell>
          <table:table-cell office:value-type="string" calcext:value-type="string">
            <text:p>FVA3</text:p>
          </table:table-cell>
          <table:table-cell office:value-type="float" office:value="0.534" calcext:value-type="float">
            <text:p>0.53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8_05_04_11_35_44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554074" calcext:value-type="float">
            <text:p>1.554074E-10</text:p>
          </table:table-cell>
          <table:table-cell office:value-type="string" calcext:value-type="string">
            <text:p>FVA3</text:p>
          </table:table-cell>
          <table:table-cell office:value-type="float" office:value="0.534" calcext:value-type="float">
            <text:p>0.534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8_05_04_11_36_21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718715" calcext:value-type="float">
            <text:p>1.718715E-10</text:p>
          </table:table-cell>
          <table:table-cell office:value-type="string" calcext:value-type="string">
            <text:p>FVA3</text:p>
          </table:table-cell>
          <table:table-cell office:value-type="float" office:value="0.748" calcext:value-type="float">
            <text:p>0.74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60.9" calcext:value-type="float">
            <text:p>160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8_05_04_11_36_30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794222" calcext:value-type="float">
            <text:p>1.794222E-10</text:p>
          </table:table-cell>
          <table:table-cell office:value-type="string" calcext:value-type="string">
            <text:p>FVA3</text:p>
          </table:table-cell>
          <table:table-cell office:value-type="float" office:value="0.748" calcext:value-type="float">
            <text:p>0.74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60.9" calcext:value-type="float">
            <text:p>160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8_05_04_11_36_36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569091" calcext:value-type="float">
            <text:p>1.569091E-10</text:p>
          </table:table-cell>
          <table:table-cell office:value-type="string" calcext:value-type="string">
            <text:p>FVA3</text:p>
          </table:table-cell>
          <table:table-cell office:value-type="float" office:value="0.748" calcext:value-type="float">
            <text:p>0.74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60.9" calcext:value-type="float">
            <text:p>160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8_05_04_11_36_41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807305" calcext:value-type="float">
            <text:p>1.807305E-10</text:p>
          </table:table-cell>
          <table:table-cell office:value-type="string" calcext:value-type="string">
            <text:p>FVA3</text:p>
          </table:table-cell>
          <table:table-cell office:value-type="float" office:value="0.748" calcext:value-type="float">
            <text:p>0.74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60.9" calcext:value-type="float">
            <text:p>160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8_05_04_11_37_15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2068231" calcext:value-type="float">
            <text:p>2.068231E-10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8_05_04_11_37_21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519411" calcext:value-type="float">
            <text:p>1.519411E-10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8_05_04_11_37_25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1586907" calcext:value-type="float">
            <text:p>1.586907E-09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18_05_04_11_37_30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968078" calcext:value-type="float">
            <text:p>1.968078E-10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8_05_04_11_37_36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2707232" calcext:value-type="float">
            <text:p>2.707232E-10</text:p>
          </table:table-cell>
          <table:table-cell office:value-type="string" calcext:value-type="string">
            <text:p>FVA3</text:p>
          </table:table-cell>
          <table:table-cell office:value-type="float" office:value="1.05" calcext:value-type="float">
            <text:p>1.0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8_05_04_11_38_04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471917" calcext:value-type="float">
            <text:p>1.471917E-10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18_05_04_11_38_09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544871" calcext:value-type="float">
            <text:p>1.544871E-10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18_05_04_11_38_13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2838896" calcext:value-type="float">
            <text:p>2.838896E-10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18_05_04_11_38_18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723293" calcext:value-type="float">
            <text:p>1.723293E-10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8_05_04_11_38_23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574842" calcext:value-type="float">
            <text:p>1.574842E-10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18_05_04_11_38_28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942816" calcext:value-type="float">
            <text:p>1.942816E-10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18_05_04_11_38_33_m009</text:p>
          </table:table-cell>
          <table:table-cell office:value-type="float" office:value="0.0000000001008187" calcext:value-type="float">
            <text:p>1.008187E-10</text:p>
          </table:table-cell>
          <table:table-cell office:value-type="float" office:value="0.0000000001008612" calcext:value-type="float">
            <text:p>1.008612E-10</text:p>
          </table:table-cell>
          <table:table-cell office:value-type="float" office:value="0.00000000009383346" calcext:value-type="float">
            <text:p>9.383346E-11</text:p>
          </table:table-cell>
          <table:table-cell office:value-type="float" office:value="0.0000000001000262" calcext:value-type="float">
            <text:p>1.000262E-10</text:p>
          </table:table-cell>
          <table:table-cell office:value-type="float" office:value="0.0000000001603529" calcext:value-type="float">
            <text:p>1.603529E-10</text:p>
          </table:table-cell>
          <table:table-cell office:value-type="string" calcext:value-type="string">
            <text:p>FVA3</text:p>
          </table:table-cell>
          <table:table-cell office:value-type="float" office:value="1.47" calcext:value-type="float">
            <text:p>1.4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1T00:01:00.380791714</dc:date>
    <meta:editing-duration>PT7M18S</meta:editing-duration>
    <meta:editing-cycles>1</meta:editing-cycles>
    <meta:document-statistic meta:table-count="1" meta:cell-count="35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33cm" svg:height="13.919cm" xlink:href=".." xlink:type="simple" chart:class="chart:scatter" chart:style-name="ch1">
        <chart:title svg:x="8.128cm" svg:y="0.414cm" chart:style-name="ch2">
          <text:p>Film thickness 80C</text:p>
        </chart:title>
        <chart:legend chart:legend-position="end" svg:x="17.917cm" svg:y="6.411cm" style:legend-expansion="high" chart:style-name="ch3"/>
        <chart:plot-area chart:style-name="ch4" table:cell-range-address="results_80C.I1:results_80C.I30 results_80C.L1:results_80C.L30 results_80C.G1:results_80C.G30" chart:data-source-has-labels="row" svg:x="1.415cm" svg:y="1.471cm" svg:width="15.133cm" svg:height="11.189cm">
          <chartooo:coordinate-region svg:x="2.222cm" svg:y="1.67cm" svg:width="12.116cm" svg:height="10.343cm"/>
          <chart:axis chart:dimension="x" chart:name="primary-x" chart:style-name="ch5">
            <chart:title svg:x="8.077cm" svg:y="12.938cm" chart:style-name="ch6">
              <text:p>Speed [m/s]</text:p>
            </chart:title>
          </chart:axis>
          <chart:axis chart:dimension="y" chart:name="primary-y" chart:style-name="ch5">
            <chart:title svg:x="0.451cm" svg:y="7.77cm" chart:style-name="ch7">
              <text:p>Film [nm]</text:p>
            </chart:title>
            <chart:grid chart:style-name="ch8" chart:class="major"/>
          </chart:axis>
          <chart:axis chart:dimension="y" chart:name="secondary-y" chart:style-name="ch9">
            <chart:title svg:x="16.952cm" svg:y="7.638cm" chart:style-name="ch7">
              <text:p>Cap [F]</text:p>
            </chart:title>
          </chart:axis>
          <chart:series chart:attached-axis="primary-y" chart:style-name="ch10" chart:values-cell-range-address="results_80C.L1:results_80C.L30" chart:label-cell-address="results_80C.L1:results_80C.L1" chart:class="chart:scatter">
            <chart:domain table:cell-range-address="results_80C.I1:results_80C.I30"/>
            <chart:data-point chart:repeated="30"/>
          </chart:series>
          <chart:series chart:attached-axis="secondary-y" chart:style-name="ch11" chart:values-cell-range-address="results_80C.G1:results_80C.G30" chart:label-cell-address="results_80C.G1:results_80C.G1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ilm</text:p>
                <draw:g>
                  <svg:desc>results_80C.L1:results_80C.L1</svg:desc>
                </draw:g>
              </table:table-cell>
              <table:table-cell office:value-type="string">
                <text:p>Kap_10_F</text:p>
                <draw:g>
                  <svg:desc>results_80C.G1:results_80C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results_80C.I1:results_80C.I30</svg:desc>
                </draw:g>
              </table:table-cell>
              <table:table-cell office:value-type="float" office:value="NaN">
                <text:p>NaN</text:p>
                <draw:g>
                  <svg:desc>results_80C.L1:results_80C.L30</svg:desc>
                </draw:g>
              </table:table-cell>
              <table:table-cell office:value-type="float" office:value="NaN">
                <text:p>NaN</text:p>
                <draw:g>
                  <svg:desc>results_80C.G1:results_80C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56.7">
                <text:p>5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56.7">
                <text:p>5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56.7">
                <text:p>56.7</text:p>
              </table:table-cell>
              <table:table-cell office:value-type="float" office:value="0.00000000009423798">
                <text:p>0.00000000009423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">
                <text:p>0.195</text:p>
              </table:table-cell>
              <table:table-cell office:value-type="float" office:value="86.6">
                <text:p>86.6</text:p>
              </table:table-cell>
              <table:table-cell office:value-type="float" office:value="0.00000000009649618">
                <text:p>0.00000000009649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5">
                <text:p>0.195</text:p>
              </table:table-cell>
              <table:table-cell office:value-type="float" office:value="86.6">
                <text:p>8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2">
                <text:p>0.272</text:p>
              </table:table-cell>
              <table:table-cell office:value-type="float" office:value="97.8">
                <text:p>97.8</text:p>
              </table:table-cell>
              <table:table-cell office:value-type="float" office:value="0.0000000001685064">
                <text:p>0.0000000001685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2">
                <text:p>0.272</text:p>
              </table:table-cell>
              <table:table-cell office:value-type="float" office:value="97.8">
                <text:p>97.8</text:p>
              </table:table-cell>
              <table:table-cell office:value-type="float" office:value="0.0000000001735118">
                <text:p>0.0000000001735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2">
                <text:p>0.272</text:p>
              </table:table-cell>
              <table:table-cell office:value-type="float" office:value="97.8">
                <text:p>97.8</text:p>
              </table:table-cell>
              <table:table-cell office:value-type="float" office:value="0.0000000001649234">
                <text:p>0.0000000001649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2">
                <text:p>0.272</text:p>
              </table:table-cell>
              <table:table-cell office:value-type="float" office:value="97.8">
                <text:p>97.8</text:p>
              </table:table-cell>
              <table:table-cell office:value-type="float" office:value="0.0000000001914635">
                <text:p>0.0000000001914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4">
                <text:p>0.534</text:p>
              </table:table-cell>
              <table:table-cell office:value-type="float" office:value="137.4">
                <text:p>137.4</text:p>
              </table:table-cell>
              <table:table-cell office:value-type="float" office:value="0.0000000002046117">
                <text:p>0.0000000002046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34">
                <text:p>0.534</text:p>
              </table:table-cell>
              <table:table-cell office:value-type="float" office:value="137.4">
                <text:p>137.4</text:p>
              </table:table-cell>
              <table:table-cell office:value-type="float" office:value="0.0000000002799137">
                <text:p>0.0000000002799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4">
                <text:p>0.534</text:p>
              </table:table-cell>
              <table:table-cell office:value-type="float" office:value="137.4">
                <text:p>137.4</text:p>
              </table:table-cell>
              <table:table-cell office:value-type="float" office:value="0.0000000001537337">
                <text:p>0.0000000001537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4">
                <text:p>0.534</text:p>
              </table:table-cell>
              <table:table-cell office:value-type="float" office:value="137.4">
                <text:p>137.4</text:p>
              </table:table-cell>
              <table:table-cell office:value-type="float" office:value="0.0000000001554074">
                <text:p>0.0000000001554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8">
                <text:p>0.748</text:p>
              </table:table-cell>
              <table:table-cell office:value-type="float" office:value="160.9">
                <text:p>160.9</text:p>
              </table:table-cell>
              <table:table-cell office:value-type="float" office:value="0.0000000001718715">
                <text:p>0.0000000001718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8">
                <text:p>0.748</text:p>
              </table:table-cell>
              <table:table-cell office:value-type="float" office:value="160.9">
                <text:p>160.9</text:p>
              </table:table-cell>
              <table:table-cell office:value-type="float" office:value="0.0000000001794222">
                <text:p>0.0000000001794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8">
                <text:p>0.748</text:p>
              </table:table-cell>
              <table:table-cell office:value-type="float" office:value="160.9">
                <text:p>160.9</text:p>
              </table:table-cell>
              <table:table-cell office:value-type="float" office:value="0.0000000001569091">
                <text:p>0.0000000001569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8">
                <text:p>0.748</text:p>
              </table:table-cell>
              <table:table-cell office:value-type="float" office:value="160.9">
                <text:p>160.9</text:p>
              </table:table-cell>
              <table:table-cell office:value-type="float" office:value="0.0000000001807305">
                <text:p>0.00000000018073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188.5">
                <text:p>188.5</text:p>
              </table:table-cell>
              <table:table-cell office:value-type="float" office:value="0.0000000002068231">
                <text:p>0.0000000002068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88.5">
                <text:p>188.5</text:p>
              </table:table-cell>
              <table:table-cell office:value-type="float" office:value="0.0000000001519411">
                <text:p>0.0000000001519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5">
                <text:p>1.05</text:p>
              </table:table-cell>
              <table:table-cell office:value-type="float" office:value="188.5">
                <text:p>188.5</text:p>
              </table:table-cell>
              <table:table-cell office:value-type="float" office:value="0.000000001586907">
                <text:p>0.0000000015869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188.5">
                <text:p>188.5</text:p>
              </table:table-cell>
              <table:table-cell office:value-type="float" office:value="0.0000000001968078">
                <text:p>0.00000000019680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">
                <text:p>1.05</text:p>
              </table:table-cell>
              <table:table-cell office:value-type="float" office:value="188.5">
                <text:p>188.5</text:p>
              </table:table-cell>
              <table:table-cell office:value-type="float" office:value="0.0000000002707232">
                <text:p>0.0000000002707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7">
                <text:p>1.47</text:p>
              </table:table-cell>
              <table:table-cell office:value-type="float" office:value="214.9">
                <text:p>214.9</text:p>
              </table:table-cell>
              <table:table-cell office:value-type="float" office:value="0.0000000001471917">
                <text:p>0.0000000001471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7">
                <text:p>1.47</text:p>
              </table:table-cell>
              <table:table-cell office:value-type="float" office:value="214.9">
                <text:p>214.9</text:p>
              </table:table-cell>
              <table:table-cell office:value-type="float" office:value="0.0000000001544871">
                <text:p>0.0000000001544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7">
                <text:p>1.47</text:p>
              </table:table-cell>
              <table:table-cell office:value-type="float" office:value="214.9">
                <text:p>214.9</text:p>
              </table:table-cell>
              <table:table-cell office:value-type="float" office:value="0.0000000002838896">
                <text:p>0.0000000002838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7">
                <text:p>1.47</text:p>
              </table:table-cell>
              <table:table-cell office:value-type="float" office:value="214.9">
                <text:p>214.9</text:p>
              </table:table-cell>
              <table:table-cell office:value-type="float" office:value="0.0000000001723293">
                <text:p>0.0000000001723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7">
                <text:p>1.47</text:p>
              </table:table-cell>
              <table:table-cell office:value-type="float" office:value="214.9">
                <text:p>214.9</text:p>
              </table:table-cell>
              <table:table-cell office:value-type="float" office:value="0.0000000001574842">
                <text:p>0.00000000015748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7">
                <text:p>1.47</text:p>
              </table:table-cell>
              <table:table-cell office:value-type="float" office:value="214.9">
                <text:p>214.9</text:p>
              </table:table-cell>
              <table:table-cell office:value-type="float" office:value="0.0000000001942816">
                <text:p>0.00000000019428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7">
                <text:p>1.47</text:p>
              </table:table-cell>
              <table:table-cell office:value-type="float" office:value="214.9">
                <text:p>214.9</text:p>
              </table:table-cell>
              <table:table-cell office:value-type="float" office:value="0.0000000001603529">
                <text:p>0.0000000001603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